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64000004F26728857B4D084FB5.png" manifest:media-type="image/png"/>
  <manifest:file-entry manifest:full-path="Pictures/100000010000027A000002304C43215439A347CA.png" manifest:media-type="image/png"/>
  <manifest:file-entry manifest:full-path="Pictures/10000001000001840000011C87B7CFBE4C6E000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69cm" svg:height="2.758cm" svg:x="5.181cm" svg:y="8.25cm">
          <draw:image xlink:href="Pictures/10000001000001840000011C87B7CFBE4C6E000E.png" xlink:type="simple" xlink:show="embed" xlink:actuate="onLoad" draw:mime-type="image/png">
            <text:p/>
          </draw:image>
        </draw:frame>
        <draw:frame draw:style-name="gr1" draw:text-style-name="P1" draw:layer="layout" svg:width="7.22cm" svg:height="6.377cm" svg:x="8.53cm" svg:y="6.5cm">
          <draw:image xlink:href="Pictures/100000010000027A000002304C43215439A347CA.png" xlink:type="simple" xlink:show="embed" xlink:actuate="onLoad" draw:mime-type="image/png">
            <text:p/>
          </draw:image>
        </draw:frame>
        <draw:frame draw:style-name="gr1" draw:text-style-name="P1" draw:layer="layout" svg:width="11.991cm" svg:height="11cm" svg:x="15.259cm" svg:y="4.25cm">
          <draw:image xlink:href="Pictures/1000000100000564000004F26728857B4D084FB5.png" xlink:type="simple" xlink:show="embed" xlink:actuate="onLoad" draw:mime-type="image/png">
            <text:p/>
          </draw:image>
        </draw:frame>
        <draw:frame draw:style-name="gr2" draw:text-style-name="P2" draw:layer="layout" svg:width="4.25cm" svg:height="0.962cm" svg:x="5cm" svg:y="11cm">
          <draw:text-box>
            <text:p>centreShape</text:p>
          </draw:text-box>
        </draw:frame>
        <draw:frame draw:style-name="gr2" draw:text-style-name="P2" draw:layer="layout" svg:width="4.25cm" svg:height="0.962cm" svg:x="10.5cm" svg:y="5.538cm">
          <draw:text-box>
            <text:p>innerCircle</text:p>
          </draw:text-box>
        </draw:frame>
        <draw:frame draw:style-name="gr2" draw:text-style-name="P2" draw:layer="layout" svg:width="4.25cm" svg:height="0.962cm" svg:x="19.5cm" svg:y="9.15cm">
          <draw:text-box>
            <text:p>outerCircl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3-06T15:38:14.674963027</meta:creation-date>
    <dc:date>2023-03-06T15:48:30.976948482</dc:date>
    <meta:editing-duration>PT7M43S</meta:editing-duration>
    <meta:editing-cycles>4</meta:editing-cycles>
    <meta:generator>LibreOffice/7.3.4.2$MacOSX_X86_64 LibreOffice_project/728fec16bd5f605073805c3c9e7c4212a0120dc5</meta:generator>
    <meta:document-statistic meta:object-count="6"/>
  </office:meta>
</office:document-meta>
</file>